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81cm" svg:stroke-color="#000000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1.143cm" svg:x="14.208cm" svg:y="19.288cm">
          <text:p text:style-name="P1">Vendor</text:p>
        </draw:rect>
        <draw:ellipse draw:style-name="gr1" draw:text-style-name="P2" draw:layer="layout" svg:width="3.048cm" svg:height="1.27cm" svg:x="13.573cm" svg:y="20.939cm">
          <text:p text:style-name="P1"><text:span text:style-name="T1">v_id</text:span></text:p>
        </draw:ellipse>
        <draw:ellipse draw:style-name="gr1" draw:text-style-name="P1" draw:layer="layout" svg:width="2.921cm" svg:height="1.27cm" svg:x="17.002cm" svg:y="21.193cm">
          <text:p text:style-name="P1">country</text:p>
        </draw:ellipse>
        <draw:line draw:style-name="gr2" draw:text-style-name="P1" draw:layer="layout" svg:x1="16.24cm" svg:y1="20.431cm" svg:x2="18.526cm" svg:y2="21.193cm">
          <text:p/>
        </draw:line>
        <draw:line draw:style-name="gr2" draw:text-style-name="P1" draw:layer="layout" svg:x1="15.097cm" svg:y1="20.939cm" svg:x2="16.113cm" svg:y2="20.404cm">
          <text:p/>
        </draw:line>
        <draw:rect draw:style-name="gr1" draw:text-style-name="P1" draw:layer="layout" svg:width="3.81cm" svg:height="1.143cm" svg:x="11.541cm" svg:y="6.334cm">
          <text:p text:style-name="P1">Product</text:p>
        </draw:rect>
        <draw:ellipse draw:style-name="gr1" draw:text-style-name="P2" draw:layer="layout" svg:width="3.048cm" svg:height="1.27cm" svg:x="15.986cm" svg:y="4.937cm">
          <text:p text:style-name="P1"><text:span text:style-name="T1">p_id</text:span></text:p>
        </draw:ellipse>
        <draw:ellipse draw:style-name="gr1" draw:text-style-name="P1" draw:layer="layout" svg:width="2.921cm" svg:height="1.27cm" svg:x="16.748cm" svg:y="6.715cm">
          <text:p text:style-name="P1">size</text:p>
        </draw:ellipse>
        <draw:line draw:style-name="gr2" draw:text-style-name="P1" draw:layer="layout" svg:x1="15.351cm" svg:y1="7.096cm" svg:x2="16.748cm" svg:y2="7.35cm">
          <text:p/>
        </draw:line>
        <draw:line draw:style-name="gr2" draw:text-style-name="P1" draw:layer="layout" svg:x1="15.351cm" svg:y1="6.969cm" svg:x2="16.24cm" svg:y2="5.953cm">
          <text:p/>
        </draw:line>
        <draw:ellipse draw:style-name="gr1" draw:text-style-name="P1" draw:layer="layout" svg:width="2.921cm" svg:height="1.27cm" svg:x="13.065cm" svg:y="4.048cm">
          <text:p text:style-name="P1">price</text:p>
        </draw:ellipse>
        <draw:ellipse draw:style-name="gr1" draw:text-style-name="P1" draw:layer="layout" svg:width="2.921cm" svg:height="1.27cm" svg:x="9.763cm" svg:y="4.175cm">
          <text:p text:style-name="P1">weight</text:p>
        </draw:ellipse>
        <draw:line draw:style-name="gr2" draw:text-style-name="P1" draw:layer="layout" svg:x1="11.287cm" svg:y1="5.445cm" svg:x2="13.446cm" svg:y2="6.334cm">
          <text:p/>
        </draw:line>
        <draw:line draw:style-name="gr2" draw:text-style-name="P1" draw:layer="layout" svg:x1="14.589cm" svg:y1="5.318cm" svg:x2="13.447cm" svg:y2="6.335cm">
          <text:p/>
        </draw:line>
        <draw:custom-shape draw:style-name="gr3" draw:text-style-name="P1" draw:layer="layout" svg:width="4.953cm" svg:height="1.778cm" svg:x="13.7cm" svg:y="12.938cm">
          <text:p text:style-name="P1">suppli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953cm" svg:height="1.778cm" svg:x="5.037cm" svg:y="11.795cm">
          <text:p text:style-name="P1">ord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1" draw:layer="layout" svg:width="3.378cm" svg:height="1.524cm" svg:x="1.432cm" svg:y="17.383cm">
          <text:p text:style-name="P1">size</text:p>
        </draw:ellipse>
        <draw:ellipse draw:style-name="gr1" draw:text-style-name="P1" draw:layer="layout" svg:width="2.921cm" svg:height="1.27cm" svg:x="1.662cm" svg:y="17.51cm">
          <text:p text:style-name="P1">phone</text:p>
        </draw:ellipse>
        <draw:rect draw:style-name="gr1" draw:text-style-name="P1" draw:layer="layout" svg:width="3.81cm" svg:height="1.143cm" svg:x="6.207cm" svg:y="18.399cm">
          <text:p text:style-name="P1">Customer</text:p>
        </draw:rect>
        <draw:ellipse draw:style-name="gr1" draw:text-style-name="P2" draw:layer="layout" svg:width="3.048cm" svg:height="1.27cm" svg:x="4.302cm" svg:y="16.367cm">
          <text:p text:style-name="P1"><text:span text:style-name="T1">cust_id</text:span></text:p>
        </draw:ellipse>
        <draw:ellipse draw:style-name="gr4" draw:text-style-name="P3" draw:layer="layout" svg:width="3.683cm" svg:height="1.27cm" svg:x="1.508cm" svg:y="19.415cm">
          <text:p text:style-name="P1"><text:span text:style-name="T2">Birth Year</text:span></text:p>
        </draw:ellipse>
        <draw:ellipse draw:style-name="gr1" draw:text-style-name="P3" draw:layer="layout" svg:width="3.048cm" svg:height="1.27cm" svg:x="5.318cm" svg:y="20.431cm">
          <text:p text:style-name="P1"><text:span text:style-name="T2">address</text:span></text:p>
        </draw:ellipse>
        <draw:ellipse draw:style-name="gr1" draw:text-style-name="P3" draw:layer="layout" svg:width="3.048cm" svg:height="1.27cm" svg:x="1.508cm" svg:y="21.828cm">
          <text:p text:style-name="P1"><text:span text:style-name="T2">Street</text:span></text:p>
        </draw:ellipse>
        <draw:ellipse draw:style-name="gr1" draw:text-style-name="P3" draw:layer="layout" svg:width="3.048cm" svg:height="1.27cm" svg:x="3.286cm" svg:y="23.352cm">
          <text:p text:style-name="P1"><text:span text:style-name="T2">City</text:span></text:p>
        </draw:ellipse>
        <draw:ellipse draw:style-name="gr1" draw:text-style-name="P3" draw:layer="layout" svg:width="3.048cm" svg:height="1.27cm" svg:x="8.62cm" svg:y="23.098cm">
          <text:p text:style-name="P1"><text:span text:style-name="T2">State</text:span></text:p>
        </draw:ellipse>
        <draw:ellipse draw:style-name="gr1" draw:text-style-name="P3" draw:layer="layout" svg:width="3.048cm" svg:height="1.27cm" svg:x="6.334cm" svg:y="24.114cm">
          <text:p text:style-name="P1"><text:span text:style-name="T2">Zip Code</text:span></text:p>
        </draw:ellipse>
        <draw:ellipse draw:style-name="gr1" draw:text-style-name="P3" draw:layer="layout" svg:width="3.048cm" svg:height="1.27cm" svg:x="9.255cm" svg:y="21.447cm">
          <text:p text:style-name="P1"><text:span text:style-name="T2">country</text:span></text:p>
        </draw:ellipse>
        <draw:line draw:style-name="gr2" draw:text-style-name="P1" draw:layer="layout" svg:x1="8.112cm" svg:y1="21.447cm" svg:x2="9.128cm" svg:y2="23.225cm">
          <text:p/>
        </draw:line>
        <draw:line draw:style-name="gr2" draw:text-style-name="P1" draw:layer="layout" svg:x1="7.35cm" svg:y1="21.701cm" svg:x2="7.858cm" svg:y2="24.114cm">
          <text:p/>
        </draw:line>
        <draw:line draw:style-name="gr2" draw:text-style-name="P1" draw:layer="layout" svg:x1="6.334cm" svg:y1="21.701cm" svg:x2="4.937cm" svg:y2="23.352cm">
          <text:p/>
        </draw:line>
        <draw:line draw:style-name="gr2" draw:text-style-name="P1" draw:layer="layout" svg:x1="5.445cm" svg:y1="21.32cm" svg:x2="4.302cm" svg:y2="22.209cm">
          <text:p/>
        </draw:line>
        <draw:line draw:style-name="gr2" draw:text-style-name="P1" draw:layer="layout" svg:x1="6.969cm" svg:y1="20.431cm" svg:x2="7.985cm" svg:y2="19.542cm">
          <text:p/>
        </draw:line>
        <draw:line draw:style-name="gr2" draw:text-style-name="P1" draw:layer="layout" svg:x1="3.921cm" svg:y1="19.415cm" svg:x2="6.207cm" svg:y2="18.907cm">
          <text:p/>
        </draw:line>
        <draw:line draw:style-name="gr2" draw:text-style-name="P1" draw:layer="layout" svg:x1="4.81cm" svg:y1="18.272cm" svg:x2="6.207cm" svg:y2="18.907cm">
          <text:p/>
        </draw:line>
        <draw:line draw:style-name="gr2" draw:text-style-name="P1" draw:layer="layout" svg:x1="6.207cm" svg:y1="18.907cm" svg:x2="5.953cm" svg:y2="17.637cm">
          <text:p/>
        </draw:line>
        <draw:ellipse draw:style-name="gr5" draw:text-style-name="P1" draw:layer="layout" svg:width="2.286cm" svg:height="1.143cm" svg:x="9.382cm" svg:y="19.923cm">
          <text:p text:style-name="P1">Age</text:p>
        </draw:ellipse>
        <draw:line draw:style-name="gr2" draw:text-style-name="P1" draw:layer="layout" svg:x1="7.985cm" svg:y1="19.542cm" svg:x2="10.144cm" svg:y2="19.923cm">
          <text:p/>
        </draw:line>
        <draw:line draw:style-name="gr6" draw:text-style-name="P1" draw:layer="layout" svg:x1="16.113cm" svg:y1="12.938cm" svg:x2="13.446cm" svg:y2="7.477cm">
          <text:p/>
        </draw:line>
        <draw:line draw:style-name="gr6" draw:text-style-name="P1" draw:layer="layout" svg:x1="7.35cm" svg:y1="9.382cm" svg:x2="7.477cm" svg:y2="11.795cm">
          <text:p/>
        </draw:line>
        <draw:ellipse draw:style-name="gr1" draw:text-style-name="P2" draw:layer="layout" svg:width="2.794cm" svg:height="1.016cm" svg:x="2.346cm" svg:y="9.382cm">
          <text:p text:style-name="P1"><text:span text:style-name="T1">o_id</text:span></text:p>
        </draw:ellipse>
        <draw:ellipse draw:style-name="gr1" draw:text-style-name="P1" draw:layer="layout" svg:width="3.378cm" svg:height="1.524cm" svg:x="1.381cm" svg:y="7.223cm">
          <text:p text:style-name="P1">size</text:p>
        </draw:ellipse>
        <draw:ellipse draw:style-name="gr1" draw:text-style-name="P1" draw:layer="layout" svg:width="2.921cm" svg:height="1.27cm" svg:x="1.611cm" svg:y="7.35cm">
          <text:p text:style-name="P1">date</text:p>
        </draw:ellipse>
        <draw:ellipse draw:style-name="gr1" draw:text-style-name="P1" draw:layer="layout" svg:width="2.667cm" svg:height="1.143cm" svg:x="3.159cm" svg:y="5.572cm">
          <text:p text:style-name="P1">Time</text:p>
        </draw:ellipse>
        <draw:line draw:style-name="gr7" draw:text-style-name="P1" draw:layer="layout" svg:x1="16.24cm" svg:y1="14.716cm" svg:x2="16.24cm" svg:y2="19.288cm">
          <text:p/>
        </draw:line>
        <draw:line draw:style-name="gr7" draw:text-style-name="P1" draw:layer="layout" svg:x1="7.604cm" svg:y1="13.573cm" svg:x2="8.112cm" svg:y2="18.399cm">
          <text:p/>
        </draw:line>
        <draw:rect draw:style-name="gr1" draw:text-style-name="P1" draw:layer="layout" svg:width="3.81cm" svg:height="1.143cm" svg:x="5.445cm" svg:y="8.239cm">
          <text:p text:style-name="P1">Order</text:p>
        </draw:rect>
        <draw:line draw:style-name="gr2" draw:text-style-name="P1" draw:layer="layout" svg:x1="5.445cm" svg:y1="8.62cm" svg:x2="4.556cm" svg:y2="6.715cm">
          <text:p/>
        </draw:line>
        <draw:line draw:style-name="gr2" draw:text-style-name="P1" draw:layer="layout" svg:x1="5.445cm" svg:y1="8.747cm" svg:x2="4.683cm" svg:y2="8.239cm">
          <text:p/>
        </draw:line>
        <draw:line draw:style-name="gr2" draw:text-style-name="P1" draw:layer="layout" svg:x1="4.683cm" svg:y1="9.509cm" svg:x2="5.445cm" svg:y2="8.747cm">
          <text:p/>
        </draw:line>
        <draw:custom-shape draw:style-name="gr3" draw:text-style-name="P1" draw:layer="layout" svg:width="4.953cm" svg:height="1.778cm" svg:x="9.128cm" svg:y="9.636cm">
          <text:p text:style-name="P1">orde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1.668cm" svg:y1="9.636cm" svg:x2="13.446cm" svg:y2="7.477cm">
          <text:p/>
        </draw:line>
        <draw:line draw:style-name="gr9" draw:text-style-name="P1" draw:layer="layout" svg:x1="10.398cm" svg:y1="10.017cm" svg:x2="9.255cm" svg:y2="8.62cm">
          <text:p/>
        </draw:line>
        <draw:line draw:style-name="gr2" draw:text-style-name="P1" draw:layer="layout" svg:x1="8.366cm" svg:y1="21.066cm" svg:x2="9.255cm" svg:y2="21.955cm">
          <text:p/>
        </draw:line>
        <draw:ellipse draw:style-name="gr1" draw:text-style-name="P1" draw:layer="layout" svg:width="2.921cm" svg:height="1.27cm" svg:x="7.858cm" svg:y="5.318cm">
          <text:p text:style-name="P1">quantity</text:p>
        </draw:ellipse>
        <draw:line draw:style-name="gr2" draw:text-style-name="P1" draw:layer="layout" svg:x1="10.652cm" svg:y1="6.207cm" svg:x2="11.541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3T13:36:06.03</meta:creation-date>
    <dc:date>2020-03-23T20:36:39.13</dc:date>
    <meta:editing-duration>PT12M16S</meta:editing-duration>
    <meta:editing-cycles>4</meta:editing-cycles>
    <meta:generator>OpenOffice/4.1.7$Win32 OpenOffice.org_project/417m1$Build-9800</meta:generator>
    <meta:document-statistic meta:object-count="55"/>
  </office:meta>
</office:document-meta>
</file>